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jectDTO.getLastBui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DTO.isLogg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DTO.setStatus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DTO.setLastBuilt(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DTO.setBuildable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DTO.isDeploy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DTO.setName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DTO.compareTo( Object arg0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jectDTO.setLogUrl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DTO.setDeployable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DTO.setLogged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DTO.setUrl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DTO.getLog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DTO.isBuild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DTO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DTO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DT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